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Author_20_Bio">
      <style:text-properties fo:font-style="italic" officeooo:rsid="0529d121" officeooo:paragraph-rsid="0529d121" style:font-style-asian="italic" style:font-style-complex="italic"/>
    </style:style>
    <style:style style:name="P10" style:family="paragraph" style:parent-style-name="Author_20_Bio">
      <style:text-properties officeooo:rsid="04e8565d" officeooo:paragraph-rsid="04e8565d"/>
    </style:style>
    <style:style style:name="P11" style:family="paragraph" style:parent-style-name="Author_20_Bio">
      <style:text-properties officeooo:rsid="04e8565d" officeooo:paragraph-rsid="0529d121"/>
    </style:style>
    <style:style style:name="P12" style:family="paragraph" style:parent-style-name="Author_20_Bio">
      <style:text-properties officeooo:rsid="04e8565d" officeooo:paragraph-rsid="053242b1"/>
    </style:style>
    <style:style style:name="P13" style:family="paragraph" style:parent-style-name="Author_20_Bio">
      <style:text-properties officeooo:rsid="04e8565d" officeooo:paragraph-rsid="05339b8a"/>
    </style:style>
    <style:style style:name="P14" style:family="paragraph" style:parent-style-name="Author_20_Bio">
      <style:text-properties officeooo:rsid="04e8565d" officeooo:paragraph-rsid="05392e4b"/>
    </style:style>
    <style:style style:name="P15" style:family="paragraph" style:parent-style-name="Author_20_Bio">
      <style:text-properties officeooo:paragraph-rsid="0529d121"/>
    </style:style>
    <style:style style:name="P16" style:family="paragraph" style:parent-style-name="Author_20_Bio">
      <style:text-properties officeooo:paragraph-rsid="052b7802"/>
    </style:style>
    <style:style style:name="P17" style:family="paragraph" style:parent-style-name="Author_20_Bio">
      <style:text-properties officeooo:paragraph-rsid="05118ffa"/>
    </style:style>
    <style:style style:name="P18" style:family="paragraph" style:parent-style-name="Author_20_Bio">
      <style:text-properties officeooo:paragraph-rsid="052d017d"/>
    </style:style>
    <style:style style:name="P19" style:family="paragraph" style:parent-style-name="Front_20_Heading_20_1">
      <style:text-properties officeooo:paragraph-rsid="02132a17"/>
    </style:style>
    <style:style style:name="P20" style:family="paragraph" style:parent-style-name="Byline">
      <style:text-properties officeooo:paragraph-rsid="0529d121"/>
    </style:style>
    <style:style style:name="P21" style:family="paragraph" style:parent-style-name="Byline">
      <style:text-properties officeooo:rsid="052b7802" officeooo:paragraph-rsid="052b7802"/>
    </style:style>
    <style:style style:name="P22" style:family="paragraph" style:parent-style-name="Byline">
      <style:text-properties officeooo:rsid="0106c2a8" officeooo:paragraph-rsid="052b7802"/>
    </style:style>
    <style:style style:name="P23" style:family="paragraph" style:parent-style-name="Byline">
      <style:text-properties officeooo:rsid="052d017d" officeooo:paragraph-rsid="052d017d"/>
    </style:style>
    <style:style style:name="P24" style:family="paragraph" style:parent-style-name="Byline">
      <style:text-properties officeooo:paragraph-rsid="053242b1"/>
    </style:style>
    <style:style style:name="P25" style:family="paragraph" style:parent-style-name="Byline">
      <style:text-properties officeooo:paragraph-rsid="05339b8a"/>
    </style:style>
    <style:style style:name="P26" style:family="paragraph" style:parent-style-name="Byline">
      <style:text-properties officeooo:rsid="05381220" officeooo:paragraph-rsid="05381220"/>
    </style:style>
    <style:style style:name="P27" style:family="paragraph" style:parent-style-name="Byline">
      <style:text-properties officeooo:paragraph-rsid="053d9671"/>
    </style:style>
    <style:style style:name="P28" style:family="paragraph" style:parent-style-name="Byline">
      <style:text-properties officeooo:rsid="05424373" officeooo:paragraph-rsid="05424373"/>
    </style:style>
    <style:style style:name="P29" style:family="paragraph" style:parent-style-name="First_20_Paragraph">
      <style:text-properties officeooo:rsid="0382a284" officeooo:paragraph-rsid="04e8565d"/>
    </style:style>
    <style:style style:name="P30" style:family="paragraph" style:parent-style-name="First_20_Paragraph">
      <style:text-properties officeooo:rsid="0382a284" officeooo:paragraph-rsid="0529d121"/>
    </style:style>
    <style:style style:name="P31" style:family="paragraph" style:parent-style-name="First_20_Paragraph">
      <style:text-properties officeooo:rsid="0382a284" officeooo:paragraph-rsid="053242b1"/>
    </style:style>
    <style:style style:name="P32" style:family="paragraph" style:parent-style-name="First_20_Paragraph">
      <style:text-properties officeooo:rsid="0382a284" officeooo:paragraph-rsid="05339b8a"/>
    </style:style>
    <style:style style:name="P33" style:family="paragraph" style:parent-style-name="First_20_Paragraph">
      <style:text-properties officeooo:rsid="0382a284" officeooo:paragraph-rsid="053d9671"/>
    </style:style>
    <style:style style:name="P34" style:family="paragraph" style:parent-style-name="First_20_Paragraph">
      <style:text-properties officeooo:rsid="0399cdc9" officeooo:paragraph-rsid="0399cdc9"/>
    </style:style>
    <style:style style:name="P35" style:family="paragraph" style:parent-style-name="First_20_Paragraph">
      <style:text-properties officeooo:rsid="0399cdc9" officeooo:paragraph-rsid="052b7802"/>
    </style:style>
    <style:style style:name="P36" style:family="paragraph" style:parent-style-name="First_20_Paragraph">
      <style:text-properties officeooo:rsid="0399cdc9" officeooo:paragraph-rsid="052d017d"/>
    </style:style>
    <style:style style:name="P37" style:family="paragraph" style:parent-style-name="First_20_Paragraph">
      <style:text-properties officeooo:paragraph-rsid="05392e4b"/>
    </style:style>
    <style:style style:name="P38" style:family="paragraph" style:parent-style-name="Front_20_Subtitle">
      <style:text-properties officeooo:rsid="0529d121" officeooo:paragraph-rsid="0529d121"/>
    </style:style>
    <style:style style:name="P39" style:family="paragraph" style:parent-style-name="Front_20_Subtitle">
      <style:text-properties officeooo:rsid="05033a82" officeooo:paragraph-rsid="05033a82"/>
    </style:style>
    <style:style style:name="P40" style:family="paragraph" style:parent-style-name="Front_20_Subtitle">
      <style:text-properties officeooo:rsid="05118ffa" officeooo:paragraph-rsid="05118ffa"/>
    </style:style>
    <style:style style:name="P41" style:family="paragraph" style:parent-style-name="Text_20_body">
      <style:paragraph-properties fo:text-align="start" style:justify-single-word="false" style:writing-mode="page"/>
    </style:style>
    <style:style style:name="P42" style:family="paragraph" style:parent-style-name="Text_20_body">
      <style:paragraph-properties fo:text-align="start" style:justify-single-word="false" style:writing-mode="page"/>
      <style:text-properties officeooo:rsid="0529d121" officeooo:paragraph-rsid="0529d121"/>
    </style:style>
    <style:style style:name="P43" style:family="paragraph" style:parent-style-name="Standard">
      <style:paragraph-properties fo:line-height="145%" fo:text-align="center" style:justify-single-word="false" style:writing-mode="page"/>
      <style:text-properties officeooo:rsid="0529d121" officeooo:paragraph-rsid="0529d121"/>
    </style:style>
    <style:style style:name="P44" style:family="paragraph" style:parent-style-name="Text_20_body">
      <style:text-properties officeooo:rsid="0399cdc9" officeooo:paragraph-rsid="0399cdc9"/>
    </style:style>
    <style:style style:name="P45" style:family="paragraph" style:parent-style-name="Text_20_body">
      <style:text-properties officeooo:rsid="0399cdc9" officeooo:paragraph-rsid="052d017d"/>
    </style:style>
    <style:style style:name="P46" style:family="paragraph" style:parent-style-name="Text_20_body">
      <style:text-properties officeooo:paragraph-rsid="0529d121"/>
    </style:style>
    <style:style style:name="P47" style:family="paragraph" style:parent-style-name="Text_20_body">
      <style:text-properties officeooo:rsid="045d76c4" officeooo:paragraph-rsid="04e8565d"/>
    </style:style>
    <style:style style:name="P48" style:family="paragraph" style:parent-style-name="Text_20_body">
      <style:text-properties officeooo:rsid="045d76c4" officeooo:paragraph-rsid="0529d121"/>
    </style:style>
    <style:style style:name="P49" style:family="paragraph" style:parent-style-name="Text_20_body">
      <style:text-properties officeooo:rsid="045d76c4" officeooo:paragraph-rsid="053242b1"/>
    </style:style>
    <style:style style:name="P50" style:family="paragraph" style:parent-style-name="Text_20_body">
      <style:text-properties officeooo:rsid="045d76c4" officeooo:paragraph-rsid="05339b8a"/>
    </style:style>
    <style:style style:name="P51" style:family="paragraph" style:parent-style-name="Text_20_body">
      <style:text-properties officeooo:rsid="045d76c4" officeooo:paragraph-rsid="053d9671"/>
    </style:style>
    <style:style style:name="P52" style:family="paragraph" style:parent-style-name="Text_20_body">
      <style:text-properties officeooo:rsid="02085db8" officeooo:paragraph-rsid="0467166a"/>
    </style:style>
    <style:style style:name="P53" style:family="paragraph" style:parent-style-name="Text_20_body">
      <style:text-properties officeooo:rsid="0051d45a" officeooo:paragraph-rsid="0051d45a"/>
    </style:style>
    <style:style style:name="P54" style:family="paragraph" style:parent-style-name="Text_20_body">
      <style:text-properties officeooo:rsid="05118ffa" officeooo:paragraph-rsid="05118ffa"/>
    </style:style>
    <style:style style:name="P55" style:family="paragraph" style:parent-style-name="Text_20_body">
      <style:text-properties officeooo:paragraph-rsid="05118ffa"/>
    </style:style>
    <style:style style:name="P56" style:family="paragraph" style:parent-style-name="Text_20_body">
      <style:text-properties officeooo:paragraph-rsid="00e1f6ce"/>
    </style:style>
    <style:style style:name="P57" style:family="paragraph" style:parent-style-name="Text_20_body">
      <style:text-properties officeooo:rsid="009f7541" officeooo:paragraph-rsid="00df33ae"/>
    </style:style>
    <style:style style:name="P58" style:family="paragraph" style:parent-style-name="Text_20_body">
      <style:text-properties officeooo:rsid="0078ca9c" officeooo:paragraph-rsid="00df33ae"/>
    </style:style>
    <style:style style:name="P59" style:family="paragraph" style:parent-style-name="Text_20_body">
      <style:text-properties officeooo:paragraph-rsid="00e3ae92"/>
    </style:style>
    <style:style style:name="P60" style:family="paragraph" style:parent-style-name="Text_20_body">
      <style:text-properties officeooo:paragraph-rsid="052b7802"/>
    </style:style>
    <style:style style:name="P61"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62" style:family="paragraph" style:parent-style-name="Text_20_body">
      <style:text-properties officeooo:rsid="00e28700" officeooo:paragraph-rsid="053242b1"/>
    </style:style>
    <style:style style:name="P63" style:family="paragraph" style:parent-style-name="Text_20_body">
      <style:text-properties officeooo:paragraph-rsid="053242b1"/>
    </style:style>
    <style:style style:name="P64" style:family="paragraph" style:parent-style-name="Text_20_body">
      <style:text-properties officeooo:paragraph-rsid="05339b8a"/>
    </style:style>
    <style:style style:name="P65" style:family="paragraph" style:parent-style-name="Text_20_body">
      <style:text-properties officeooo:rsid="0100c7c4" officeooo:paragraph-rsid="05339b8a"/>
    </style:style>
    <style:style style:name="P66" style:family="paragraph" style:parent-style-name="Text_20_body">
      <style:text-properties officeooo:paragraph-rsid="05392e4b"/>
    </style:style>
    <style:style style:name="P67" style:family="paragraph" style:parent-style-name="Standard">
      <style:paragraph-properties fo:text-align="center" style:justify-single-word="false"/>
    </style:style>
    <style:style style:name="P68" style:family="paragraph" style:parent-style-name="Quotations">
      <style:paragraph-properties fo:text-align="start" style:justify-single-word="false"/>
      <style:text-properties officeooo:paragraph-rsid="053242b1"/>
    </style:style>
    <style:style style:name="P69" style:family="paragraph" style:parent-style-name="Standard">
      <style:text-properties officeooo:rsid="054a3e26" officeooo:paragraph-rsid="054a3e26"/>
    </style:style>
    <style:style style:name="P70" style:family="paragraph" style:parent-style-name="Standard">
      <style:text-properties officeooo:rsid="054a3e26" officeooo:paragraph-rsid="054a3e26" fo:background-color="#fff200"/>
    </style:style>
    <style:style style:name="P71" style:family="paragraph" style:parent-style-name="List" style:list-style-name="L19"/>
    <style:style style:name="P72" style:family="paragraph" style:parent-style-name="List" style:list-style-name="L24"/>
    <style:style style:name="P73"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74" style:family="paragraph" style:parent-style-name="Text_20_body" style:master-page-name="Section_20_Page">
      <style:paragraph-properties style:page-number="auto"/>
    </style:style>
    <style:style style:name="P75" style:family="paragraph" style:parent-style-name="Text_20_body" style:master-page-name="Section_20_Page">
      <style:paragraph-properties style:page-number="auto"/>
      <style:text-properties officeooo:paragraph-rsid="04cb416c"/>
    </style:style>
    <style:style style:name="P76"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77" style:family="paragraph" style:parent-style-name="Text_20_body" style:list-style-name="L1">
      <style:text-properties officeooo:rsid="045d76c4" officeooo:paragraph-rsid="053d9671"/>
    </style:style>
    <style:style style:name="P78" style:family="paragraph" style:parent-style-name="Text_20_body">
      <style:text-properties officeooo:rsid="045d76c4" officeooo:paragraph-rsid="0529d121"/>
    </style:style>
    <style:style style:name="P79" style:family="paragraph" style:parent-style-name="Text_20_body">
      <style:text-properties officeooo:rsid="045d76c4" officeooo:paragraph-rsid="0547cc8b"/>
    </style:style>
    <style:style style:name="P80" style:family="paragraph" style:parent-style-name="Text_20_body" style:list-style-name="L9"/>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13">
      <style:text-properties officeooo:paragraph-rsid="05339b8a"/>
    </style:style>
    <style:style style:name="P84" style:family="paragraph" style:parent-style-name="Text_20_body">
      <style:text-properties officeooo:paragraph-rsid="0529d121"/>
    </style:style>
    <style:style style:name="P85" style:family="paragraph" style:parent-style-name="Text_20_body">
      <style:text-properties officeooo:paragraph-rsid="05465745"/>
    </style:style>
    <style:style style:name="P86" style:family="paragraph" style:parent-style-name="Text_20_body">
      <style:text-properties officeooo:paragraph-rsid="0547cc8b"/>
    </style:style>
    <style:style style:name="P87" style:family="paragraph" style:parent-style-name="Heading_20_1" style:master-page-name="Section_20_Page">
      <style:paragraph-properties style:page-number="auto"/>
    </style:style>
    <style:style style:name="P88" style:family="paragraph" style:parent-style-name="Heading_20_1" style:master-page-name="Section_20_Page">
      <style:paragraph-properties style:page-number="auto"/>
      <style:text-properties officeooo:rsid="04cb416c" officeooo:paragraph-rsid="04cb416c"/>
    </style:style>
    <style:style style:name="P89" style:family="paragraph" style:parent-style-name="Heading_20_1" style:master-page-name="Section_20_Page">
      <style:paragraph-properties style:page-number="auto"/>
      <style:text-properties officeooo:rsid="0529d121" officeooo:paragraph-rsid="0529d121"/>
    </style:style>
    <style:style style:name="P90" style:family="paragraph" style:parent-style-name="Heading_20_2" style:master-page-name="Section_20_Page">
      <style:paragraph-properties style:page-number="auto"/>
    </style:style>
    <style:style style:name="P91" style:family="paragraph" style:parent-style-name="Heading_20_2" style:list-style-name="" style:master-page-name="Section_20_Page">
      <style:paragraph-properties fo:line-height="85%" style:page-number="auto"/>
      <style:text-properties officeooo:rsid="00e9e347" officeooo:paragraph-rsid="00e9e347"/>
    </style:style>
    <style:style style:name="P92" style:family="paragraph" style:parent-style-name="Heading_20_2" style:master-page-name="Section_20_Page">
      <style:paragraph-properties style:page-number="auto"/>
      <style:text-properties officeooo:rsid="00e9e347" officeooo:paragraph-rsid="00e9e347"/>
    </style:style>
    <style:style style:name="P93" style:family="paragraph" style:parent-style-name="Heading_20_2" style:master-page-name="Start_20_Page">
      <style:paragraph-properties style:page-number="auto"/>
      <style:text-properties officeooo:rsid="00e9e347" officeooo:paragraph-rsid="052d017d"/>
    </style:style>
    <style:style style:name="P94" style:family="paragraph" style:parent-style-name="Heading_20_2" style:master-page-name="Start_20_Page">
      <style:paragraph-properties style:page-number="auto"/>
      <style:text-properties officeooo:rsid="00e9e347" officeooo:paragraph-rsid="052b7802"/>
    </style:style>
    <style:style style:name="P95" style:family="paragraph" style:parent-style-name="Heading_20_2" style:master-page-name="Start_20_Page">
      <style:paragraph-properties style:page-number="auto"/>
      <style:text-properties officeooo:rsid="053d9671" officeooo:paragraph-rsid="053d9671"/>
    </style:style>
    <style:style style:name="P96" style:family="paragraph" style:parent-style-name="Heading_20_2" style:master-page-name="Start_20_Page">
      <style:paragraph-properties style:page-number="auto"/>
      <style:text-properties officeooo:rsid="0529d121" officeooo:paragraph-rsid="0529d121"/>
    </style:style>
    <style:style style:name="P97" style:family="paragraph" style:parent-style-name="Heading_20_2" style:master-page-name="Start_20_Page">
      <style:paragraph-properties style:page-number="auto"/>
      <style:text-properties officeooo:rsid="0529d121" officeooo:paragraph-rsid="053242b1"/>
    </style:style>
    <style:style style:name="P98" style:family="paragraph" style:parent-style-name="Heading_20_2" style:master-page-name="Start_20_Page">
      <style:paragraph-properties style:page-number="auto"/>
      <style:text-properties officeooo:rsid="05381220" officeooo:paragraph-rsid="05381220"/>
    </style:style>
    <style:style style:name="P99" style:family="paragraph" style:parent-style-name="Heading_20_2" style:master-page-name="Start_20_Page">
      <style:paragraph-properties style:page-number="auto"/>
      <style:text-properties officeooo:rsid="0100c7c4" officeooo:paragraph-rsid="05339b8a"/>
    </style:style>
    <style:style style:name="P100" style:family="paragraph" style:parent-style-name="Heading_20_2" style:master-page-name="Start_20_Page">
      <style:paragraph-properties style:page-number="auto"/>
      <style:text-properties officeooo:rsid="05424373" officeooo:paragraph-rsid="05424373"/>
    </style:style>
    <style:style style:name="P101" style:family="paragraph" style:parent-style-name="Heading_20_2" style:master-page-name="Back_20_Page">
      <style:paragraph-properties style:page-number="auto"/>
      <style:text-properties officeooo:rsid="00c2630e" officeooo:paragraph-rsid="00df33ae"/>
    </style:style>
    <style:style style:name="P102" style:family="paragraph" style:parent-style-name="Heading_20_2" style:master-page-name="Back_20_Page">
      <style:paragraph-properties style:page-number="auto"/>
      <style:text-properties officeooo:paragraph-rsid="00df33ae"/>
    </style:style>
    <style:style style:name="P103" style:family="paragraph" style:parent-style-name="Heading_20_2" style:master-page-name="Start_20_Page">
      <style:paragraph-properties style:page-number="auto"/>
      <style:text-properties officeooo:rsid="05465745" officeooo:paragraph-rsid="05465745"/>
    </style:style>
    <style:style style:name="P104" style:family="paragraph" style:parent-style-name="Heading_20_2" style:master-page-name="Start_20_Page">
      <style:paragraph-properties style:page-number="auto"/>
      <style:text-properties officeooo:rsid="0529d121" officeooo:paragraph-rsid="0547cc8b"/>
    </style:style>
    <style:style style:name="P105" style:family="paragraph" style:parent-style-name="Heading_20_2" style:master-page-name="Start_20_Page">
      <style:paragraph-properties style:page-number="auto"/>
      <style:text-properties officeooo:rsid="0529d121" officeooo:paragraph-rsid="0547cc8b"/>
    </style:style>
    <style:style style:name="P106" style:family="paragraph" style:parent-style-name="Heading_20_3">
      <style:text-properties officeooo:paragraph-rsid="052b7802"/>
    </style:style>
    <style:style style:name="P107" style:family="paragraph" style:parent-style-name="Heading_20_3">
      <style:text-properties officeooo:paragraph-rsid="053d9671"/>
    </style:style>
    <style:style style:name="P108" style:family="paragraph" style:parent-style-name="Heading_20_3">
      <style:text-properties officeooo:paragraph-rsid="0529d121"/>
    </style:style>
    <style:style style:name="P109" style:family="paragraph" style:parent-style-name="Heading_20_3">
      <style:text-properties officeooo:paragraph-rsid="05392e4b"/>
    </style:style>
    <style:style style:name="P110" style:family="paragraph" style:parent-style-name="Heading_20_3">
      <style:text-properties officeooo:paragraph-rsid="05339b8a"/>
    </style:style>
    <style:style style:name="P111" style:family="paragraph" style:parent-style-name="Heading_20_3">
      <style:text-properties officeooo:paragraph-rsid="053242b1"/>
    </style:style>
    <style:style style:name="P112" style:family="paragraph" style:parent-style-name="Heading_20_3">
      <style:text-properties officeooo:rsid="05118ffa" officeooo:paragraph-rsid="05118ffa"/>
    </style:style>
    <style:style style:name="P113" style:family="paragraph" style:parent-style-name="Heading_20_3">
      <style:text-properties fo:font-style="normal" officeooo:rsid="00c333d9" officeooo:paragraph-rsid="05118ffa" style:font-style-asian="normal" style:font-style-complex="normal"/>
    </style:style>
    <style:style style:name="P114" style:family="paragraph" style:parent-style-name="Heading_20_3">
      <style:text-properties officeooo:paragraph-rsid="00df33ae"/>
    </style:style>
    <style:style style:name="P115" style:family="paragraph" style:parent-style-name="Heading_20_3">
      <style:text-properties officeooo:rsid="00943c5f" officeooo:paragraph-rsid="00df33ae"/>
    </style:style>
    <style:style style:name="P116" style:family="paragraph" style:parent-style-name="Heading_20_3">
      <style:text-properties officeooo:rsid="00e01f40" officeooo:paragraph-rsid="00e01f40"/>
    </style:style>
    <style:style style:name="P117" style:family="paragraph" style:parent-style-name="Heading_20_3">
      <style:text-properties officeooo:paragraph-rsid="05465745"/>
    </style:style>
    <style:style style:name="P118" style:family="paragraph" style:parent-style-name="Heading_20_3">
      <style:text-properties officeooo:rsid="05465745" officeooo:paragraph-rsid="05465745"/>
    </style:style>
    <style:style style:name="P119" style:family="paragraph" style:parent-style-name="Heading_20_3">
      <style:text-properties officeooo:rsid="0547cc8b" officeooo:paragraph-rsid="0547cc8b"/>
    </style:style>
    <style:style style:name="P120" style:family="paragraph" style:parent-style-name="Heading_20_3">
      <style:text-properties officeooo:paragraph-rsid="0547cc8b"/>
    </style:style>
    <style:style style:name="P121" style:family="paragraph" style:parent-style-name="Heading_20_3" style:master-page-name="Start_20_Page">
      <style:paragraph-properties style:page-number="auto"/>
    </style:style>
    <style:style style:name="P122" style:family="paragraph" style:parent-style-name="Contents_20_2">
      <style:paragraph-properties>
        <style:tab-stops>
          <style:tab-stop style:position="3.9335in" style:type="right"/>
        </style:tab-stops>
      </style:paragraph-properties>
    </style:style>
    <style:style style:name="P123" style:family="paragraph" style:parent-style-name="Contents_20_1">
      <style:paragraph-properties>
        <style:tab-stops>
          <style:tab-stop style:position="0in"/>
          <style:tab-stop style:position="4.1299in" style:type="right"/>
        </style:tab-stops>
      </style:paragraph-properties>
    </style:style>
    <style:style style:name="P124" style:family="paragraph" style:parent-style-name="Byline">
      <style:text-properties officeooo:rsid="05465745" officeooo:paragraph-rsid="05465745"/>
    </style:style>
    <style:style style:name="P125" style:family="paragraph" style:parent-style-name="Byline">
      <style:text-properties officeooo:paragraph-rsid="0547cc8b"/>
    </style:style>
    <style:style style:name="P126" style:family="paragraph" style:parent-style-name="Contents_20_3">
      <style:paragraph-properties>
        <style:tab-stops>
          <style:tab-stop style:position="0in"/>
          <style:tab-stop style:position="3.7366in" style:type="right"/>
        </style:tab-stops>
      </style:paragraph-properties>
    </style:style>
    <style:style style:name="P127" style:family="paragraph" style:parent-style-name="First_20_Paragraph">
      <style:text-properties officeooo:rsid="0382a284" officeooo:paragraph-rsid="0547cc8b"/>
    </style:style>
    <style:style style:name="P128" style:family="paragraph" style:parent-style-name="Front_20_Heading_20_1" style:master-page-name="Section_20_Page">
      <style:paragraph-properties style:page-number="auto"/>
    </style:style>
    <style:style style:name="P129" style:family="paragraph" style:parent-style-name="Front_20_Heading_20_1" style:master-page-name="Section_20_Page">
      <style:paragraph-properties style:page-number="auto"/>
      <style:text-properties officeooo:rsid="0529d121" officeooo:paragraph-rsid="0529d121"/>
    </style:style>
    <style:style style:name="P130" style:family="paragraph" style:parent-style-name="Front_20_Heading_20_1" style:master-page-name="Section_20_Page">
      <style:paragraph-properties style:page-number="auto"/>
      <style:text-properties officeooo:rsid="05118ffa" officeooo:paragraph-rsid="05118ffa"/>
    </style:style>
    <style:style style:name="P131" style:family="paragraph" style:parent-style-name="Front_20_Heading_20_1" style:master-page-name="Contents_20_Page">
      <style:paragraph-properties style:page-number="auto"/>
    </style:style>
    <style:style style:name="P132" style:family="paragraph" style:parent-style-name="Author_20_Bio">
      <style:text-properties officeooo:paragraph-rsid="0529d121"/>
    </style:style>
    <style:style style:name="P133" style:family="paragraph" style:parent-style-name="Author_20_Bio">
      <style:text-properties officeooo:rsid="04e8565d" officeooo:paragraph-rsid="0547cc8b"/>
    </style:style>
    <style:style style:name="P134" style:family="paragraph" style:parent-style-name="Bullet_20_List" style:list-style-name="L2"/>
    <style:style style:name="P135" style:family="paragraph" style:parent-style-name="Bullet_20_List" style:list-style-name="L3"/>
    <style:style style:name="P136" style:family="paragraph" style:parent-style-name="Bullet_20_List" style:list-style-name="L4"/>
    <style:style style:name="P137" style:family="paragraph" style:parent-style-name="Bullet_20_List" style:list-style-name="L5"/>
    <style:style style:name="P138" style:family="paragraph" style:parent-style-name="Bullet_20_List" style:list-style-name="L6"/>
    <style:style style:name="P139" style:family="paragraph" style:parent-style-name="Bullet_20_List" style:list-style-name="L7"/>
    <style:style style:name="P140" style:family="paragraph" style:parent-style-name="Bullet_20_List" style:list-style-name="L8"/>
    <style:style style:name="P141" style:family="paragraph" style:parent-style-name="Bullet_20_List" style:list-style-name="L12"/>
    <style:style style:name="P142" style:family="paragraph" style:parent-style-name="Bullet_20_List" style:list-style-name="L14"/>
    <style:style style:name="P143" style:family="paragraph" style:parent-style-name="Bullet_20_List" style:list-style-name="L18"/>
    <style:style style:name="P144" style:family="paragraph" style:parent-style-name="Bullet_20_List" style:list-style-name="L20"/>
    <style:style style:name="P145" style:family="paragraph" style:parent-style-name="Bullet_20_List" style:list-style-name="L22"/>
    <style:style style:name="P146" style:family="paragraph" style:parent-style-name="Bullet_20_List" style:list-style-name="L23"/>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10f27b8"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0e28700" style:font-style-asian="normal" style:font-style-complex="normal"/>
    </style:style>
    <style:style style:name="T13" style:family="text">
      <style:text-properties fo:font-style="normal" officeooo:rsid="00c394a1" style:font-style-asian="normal" style:font-style-complex="normal"/>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officeooo:rsid="00e28700"/>
    </style:style>
    <style:style style:name="T17" style:family="text">
      <style:text-properties fo:font-style="italic" fo:font-weight="normal"/>
    </style:style>
    <style:style style:name="T18" style:family="text">
      <style:text-properties officeooo:rsid="010d35f4"/>
    </style:style>
    <style:style style:name="T19" style:family="text">
      <style:text-properties officeooo:rsid="00865ba9"/>
    </style:style>
    <style:style style:name="T20" style:family="text">
      <style:text-properties officeooo:rsid="04c7c8d1"/>
    </style:style>
    <style:style style:name="T21" style:family="text">
      <style:text-properties officeooo:rsid="050d50f5"/>
    </style:style>
    <style:style style:name="T22" style:family="text">
      <style:text-properties officeooo:rsid="05118ffa"/>
    </style:style>
    <style:style style:name="T23" style:family="text">
      <style:text-properties officeooo:rsid="0529d121"/>
    </style:style>
    <style:style style:name="T24" style:family="text">
      <style:text-properties officeooo:rsid="052b7802"/>
    </style:style>
    <style:style style:name="T25" style:family="text">
      <style:text-properties style:text-position="super 58%"/>
    </style:style>
    <style:style style:name="T26" style:family="text">
      <style:text-properties officeooo:rsid="052d017d"/>
    </style:style>
    <style:style style:name="T27" style:family="text">
      <style:text-properties officeooo:rsid="052f7733"/>
    </style:style>
    <style:style style:name="T28" style:family="text">
      <style:text-properties officeooo:rsid="00c394a1"/>
    </style:style>
    <style:style style:name="T29" style:family="text">
      <style:text-properties officeooo:rsid="053d9671"/>
    </style:style>
    <style:style style:name="T30" style:family="text">
      <style:text-properties officeooo:rsid="053e94c7"/>
    </style:style>
    <style:style style:name="T31" style:family="text">
      <style:text-properties officeooo:rsid="04e8565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The Open Organization<text:line-break/>Leaders Manual</text:p>
      <text:p text:style-name="P69"/>
      <text:p text:style-name="P70">Page proofs generated: <text:time style:data-style-name="N43" text:time-value="2018-08-16T13:44:13.727914975">01:43:56 PM</text:time><text:time style:data-style-name="N52" text:time-value="2018-08-16T13:44:13.727964009">2018-08-16 13:43:56</text:time></text:p>
      <text:h text:style-name="P90" text:outline-level="2"/>
      <text:p text:style-name="P129"><text:bookmark-start text:name="__RefHeading___Toc1787_1213309432"/>The Open Organization<text:line-break/>Leaders Manual<text:bookmark-end text:name="__RefHeading___Toc1787_1213309432"/></text:p>
      <text:p text:style-name="P38">Instructions for building the workplace of the future</text:p>
      <text:p text:style-name="P39"/>
      <text:p text:style-name="P43">Second Edition</text:p>
      <text:p text:style-name="P128"/>
      <text:p text:style-name="P131"><text:bookmark-start text:name="__RefHeading___Toc1312_518888843"/>Copyright<text:bookmark-end text:name="__RefHeading___Toc1312_518888843"/></text:p>
      <text:p text:style-name="P41">Copyright © 201<text:span text:style-name="T20">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42">INDIVIDUAL COPYRIGHT DECLARATIONS GO HERE</text:p>
      <text:p text:style-name="P73"/>
      <text:p text:style-name="P128"><text:bookmark-start text:name="__RefHeading___Toc2046_1315693447"/>Colophon<text:bookmark-end text:name="__RefHeading___Toc2046_1315693447"/></text:p>
      <text:p text:style-name="P52">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21">Jenna Slawson</text:span>.</text:p>
      <text:p text:style-name="P19"><text:bookmark-start text:name="__RefHeading___Toc1976_1055601491"/>Version <text:span text:style-name="T23">2.0</text:span><text:bookmark-end text:name="__RefHeading___Toc1976_1055601491"/></text:p>
      <text:p text:style-name="P67"><text:span text:style-name="T23">December</text:span> 201<text:span text:style-name="T20">8</text:span></text:p>
      <text:p text:style-name="P130">Additional reading</text:p>
      <text:p text:style-name="P40">From Jim Whitehurst</text:p>
      <text:p text:style-name="Author_20_Bio">The Open Organization: Igniting Passion and Performance<text:span text:style-name="T2"> </text:span><text:span text:style-name="T10">(Harvard Business Review Press)</text:span></text:p>
      <text:p text:style-name="P9">Organize for Innovation: Rethinking How We Work<text:span text:style-name="T2"> (Opensource.com)</text:span></text:p>
      <text:p text:style-name="Front_20_Subtitle">From <text:span text:style-name="T22">the open organization community</text:span></text:p>
      <text:p text:style-name="Author_20_Bio">The Open Organization Field Guide: Practical Tips for Igniting Passion and Performance <text:span text:style-name="T2">(Opensource.com)</text:span></text:p>
      <text:p text:style-name="P17">The Open Organization Leaders Manual: Instructions for Building the Workplace of the Future <text:span text:style-name="T2">(Opensource.com)</text:span></text:p>
      <text:p text:style-name="P17">The Open Organization Guide to IT Culture Change: Open Principles and Practices for a More Innovative IT Department <text:span text:style-name="T2">(Opensource.com)</text:span></text:p>
      <text:p text:style-name="P17">The Open Organization <text:span text:style-name="T20">Workbook</text:span>: <text:span text:style-name="T20">How to build a culture of innovation in your organization </text:span><text:span text:style-name="T11">(Opensource.com)</text:span></text:p>
      <text:p text:style-name="P131"><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22"><text:a xlink:type="simple" xlink:href="#__RefHeading___Toc8024_4083520739" text:style-name="Index_20_Link" text:visited-style-name="Index_20_Link">Preface to the second edition<text:tab/>12</text:a></text:p>
          <text:p text:style-name="P126"><text:a xlink:type="simple" xlink:href="#__RefHeading___Toc394_21209807165" text:style-name="Index_20_Link" text:visited-style-name="Index_20_Link">Bryan Behrenshausen<text:tab/><text:tab/></text:a></text:p>
          <text:p text:style-name="P122"><text:a xlink:type="simple" xlink:href="#__RefHeading___Toc164_2120980716" text:style-name="Index_20_Link" text:visited-style-name="Index_20_Link">Introduction to the second edition<text:tab/>14</text:a></text:p>
          <text:p text:style-name="P126"><text:a xlink:type="simple" xlink:href="#__RefHeading___Toc394_2120980716" text:style-name="Index_20_Link" text:visited-style-name="Index_20_Link">Jen Kelchner<text:tab/><text:tab/></text:a></text:p>
          <text:p text:style-name="P122"><text:a xlink:type="simple" xlink:href="#__RefHeading___Toc8028_4083520739" text:style-name="Index_20_Link" text:visited-style-name="Index_20_Link">Introduction to the first edition<text:tab/>16</text:a></text:p>
          <text:p text:style-name="P126"><text:a xlink:type="simple" xlink:href="#__RefHeading___Toc394_21209807161" text:style-name="Index_20_Link" text:visited-style-name="Index_20_Link">Dr. Philip A. Foster<text:tab/><text:tab/></text:a></text:p>
          <text:p text:style-name="P123"><text:a xlink:type="simple" xlink:href="#__RefHeading___Toc2114_518888843" text:style-name="Index_20_Link" text:visited-style-name="Index_20_Link">Part 1 Planning &amp; Goal Setting<text:tab/><text:tab/></text:a></text:p>
          <text:p text:style-name="P122"><text:a xlink:type="simple" xlink:href="#__RefHeading___Toc1464_3732812180" text:style-name="Index_20_Link" text:visited-style-name="Index_20_Link">Creating teams that aren't afraid to fail<text:tab/>24</text:a></text:p>
          <text:p text:style-name="P126"><text:a xlink:type="simple" xlink:href="#__RefHeading___Toc8128_40835207391" text:style-name="Index_20_Link" text:visited-style-name="Index_20_Link">Catherine Louis<text:tab/><text:tab/></text:a></text:p>
          <text:p text:style-name="P122"><text:a xlink:type="simple" xlink:href="#__RefHeading___Toc1454_1500227796" text:style-name="Index_20_Link" text:visited-style-name="Index_20_Link">Chapter title<text:tab/>33</text:a></text:p>
          <text:p text:style-name="P126"><text:a xlink:type="simple" xlink:href="#__RefHeading___Toc8128_4083520739" text:style-name="Index_20_Link" text:visited-style-name="Index_20_Link">Author McLastName<text:tab/><text:tab/></text:a></text:p>
          <text:p text:style-name="P122"><text:a xlink:type="simple" xlink:href="#__RefHeading___Toc5635_4083520739" text:style-name="Index_20_Link" text:visited-style-name="Index_20_Link">Developing a culture of experimentation on your team<text:tab/>36</text:a></text:p>
          <text:p text:style-name="P126"><text:a xlink:type="simple" xlink:href="#__RefHeading___Toc8130_4083520739" text:style-name="Index_20_Link" text:visited-style-name="Index_20_Link">Catherine Louis<text:tab/><text:tab/></text:a></text:p>
          <text:p text:style-name="P123"><text:a xlink:type="simple" xlink:href="#__RefHeading___Toc598_3129283096" text:style-name="Index_20_Link" text:visited-style-name="Index_20_Link">Part 2 Organizational Design &amp; Culture Building<text:tab/><text:tab/></text:a></text:p>
          <text:p text:style-name="P122"><text:a xlink:type="simple" xlink:href="#__RefHeading___Toc5637_4083520739" text:style-name="Index_20_Link" text:visited-style-name="Index_20_Link">Chapter title<text:tab/>43</text:a></text:p>
          <text:p text:style-name="P126"><text:a xlink:type="simple" xlink:href="#__RefHeading___Toc8132_4083520739" text:style-name="Index_20_Link" text:visited-style-name="Index_20_Link">Author McLastName<text:tab/><text:tab/></text:a></text:p>
          <text:p text:style-name="P122"><text:a xlink:type="simple" xlink:href="#__RefHeading___Toc5639_4083520739" text:style-name="Index_20_Link" text:visited-style-name="Index_20_Link">What it means to be an open leader<text:tab/>46</text:a></text:p>
          <text:p text:style-name="P126"><text:a xlink:type="simple" xlink:href="#__RefHeading___Toc8134_4083520739" text:style-name="Index_20_Link" text:visited-style-name="Index_20_Link">Jim Whitehurst<text:tab/><text:tab/></text:a></text:p>
          <text:p text:style-name="P122"><text:a xlink:type="simple" xlink:href="#__RefHeading___Toc5641_4083520739" text:style-name="Index_20_Link" text:visited-style-name="Index_20_Link">An open leader's guide to better meetings<text:tab/>52</text:a></text:p>
          <text:p text:style-name="P126"><text:a xlink:type="simple" xlink:href="#__RefHeading___Toc8136_4083520739" text:style-name="Index_20_Link" text:visited-style-name="Index_20_Link">Angela Robertson<text:tab/><text:tab/></text:a></text:p>
          <text:p text:style-name="P122"><text:a xlink:type="simple" xlink:href="#__RefHeading___Toc1539_3832303416" text:style-name="Index_20_Link" text:visited-style-name="Index_20_Link">Chapter title<text:tab/>68</text:a></text:p>
          <text:p text:style-name="P126"><text:a xlink:type="simple" xlink:href="#__RefHeading___Toc8132_40835207391" text:style-name="Index_20_Link" text:visited-style-name="Index_20_Link">Author McLastName<text:tab/><text:tab/></text:a></text:p>
          <text:p text:style-name="P122"><text:a xlink:type="simple" xlink:href="#__RefHeading___Toc1541_3832303416" text:style-name="Index_20_Link" text:visited-style-name="Index_20_Link">Chapter title<text:tab/>71</text:a></text:p>
          <text:p text:style-name="P126"><text:a xlink:type="simple" xlink:href="#__RefHeading___Toc8132_40835207392" text:style-name="Index_20_Link" text:visited-style-name="Index_20_Link">Author McLastName<text:tab/><text:tab/></text:a></text:p>
          <text:p text:style-name="P123"><text:a xlink:type="simple" xlink:href="#__RefHeading___Toc602_3129283096" text:style-name="Index_20_Link" text:visited-style-name="Index_20_Link">Part 3 Motivation &amp; Engagement<text:tab/><text:tab/></text:a></text:p>
          <text:p text:style-name="P122"><text:a xlink:type="simple" xlink:href="#__RefHeading___Toc5643_4083520739" text:style-name="Index_20_Link" text:visited-style-name="Index_20_Link">Chapter title<text:tab/>76</text:a></text:p>
          <text:p text:style-name="P126"><text:a xlink:type="simple" xlink:href="#__RefHeading___Toc8138_4083520739" text:style-name="Index_20_Link" text:visited-style-name="Index_20_Link">Author McLastName<text:tab/><text:tab/></text:a></text:p>
          <text:p text:style-name="P122"><text:a xlink:type="simple" xlink:href="#__RefHeading___Toc1147_11704403" text:style-name="Index_20_Link" text:visited-style-name="Index_20_Link">When empowering employee decision-making, intent is everything<text:tab/>79</text:a></text:p>
          <text:p text:style-name="P126"><text:soft-page-break/><text:a xlink:type="simple" xlink:href="#__RefHeading___Toc8138_40835207393" text:style-name="Index_20_Link" text:visited-style-name="Index_20_Link">Ron McFarland<text:tab/><text:tab/></text:a></text:p>
          <text:p text:style-name="P122"><text:a xlink:type="simple" xlink:href="#__RefHeading___Toc5645_4083520739" text:style-name="Index_20_Link" text:visited-style-name="Index_20_Link">The Tao of project management<text:tab/>84</text:a></text:p>
          <text:p text:style-name="P126"><text:a xlink:type="simple" xlink:href="#__RefHeading___Toc8140_4083520739" text:style-name="Index_20_Link" text:visited-style-name="Index_20_Link">Allison Matlack<text:tab/><text:tab/></text:a></text:p>
          <text:p text:style-name="P122"><text:a xlink:type="simple" xlink:href="#__RefHeading___Toc1149_11704403" text:style-name="Index_20_Link" text:visited-style-name="Index_20_Link">Leading through the power of "thank you"<text:tab/>92</text:a></text:p>
          <text:p text:style-name="P126"><text:a xlink:type="simple" xlink:href="#__RefHeading___Toc8138_40835207391" text:style-name="Index_20_Link" text:visited-style-name="Index_20_Link">Curtis A. Carver<text:tab/><text:tab/></text:a></text:p>
          <text:p text:style-name="P122"><text:a xlink:type="simple" xlink:href="#__RefHeading___Toc1151_11704403" text:style-name="Index_20_Link" text:visited-style-name="Index_20_Link">Chapter title<text:tab/>96</text:a></text:p>
          <text:p text:style-name="P126"><text:a xlink:type="simple" xlink:href="#__RefHeading___Toc8138_40835207392" text:style-name="Index_20_Link" text:visited-style-name="Index_20_Link">Author McLastName<text:tab/><text:tab/></text:a></text:p>
          <text:p text:style-name="P123"><text:a xlink:type="simple" xlink:href="#__RefHeading___Toc5647_4083520739" text:style-name="Index_20_Link" text:visited-style-name="Index_20_Link">Appendix A The Open Organization Definition<text:tab/><text:tab/></text:a></text:p>
          <text:p text:style-name="P123"><text:a xlink:type="simple" xlink:href="#__RefHeading___Toc842_1232125672" text:style-name="Index_20_Link" text:visited-style-name="Index_20_Link">Learn More<text:tab/><text:tab/></text:a></text:p>
          <text:p text:style-name="P122"><text:a xlink:type="simple" xlink:href="#__RefHeading___Toc2382_190016556" text:style-name="Index_20_Link" text:visited-style-name="Index_20_Link">Additional resources<text:tab/>104</text:a></text:p>
          <text:p text:style-name="P122"><text:a xlink:type="simple" xlink:href="#__RefHeading___Toc2384_190016556" text:style-name="Index_20_Link" text:visited-style-name="Index_20_Link">Get involved<text:tab/>105</text:a></text:p>
        </text:index-body>
      </text:table-of-content>
      <text:p text:style-name="P53"/>
      <text:h text:style-name="P91" text:outline-level="2"/>
      <text:h text:style-name="P93" text:outline-level="2"><text:bookmark-start text:name="__RefHeading___Toc8024_4083520739"/><text:span text:style-name="T26">Preface</text:span> <text:span text:style-name="T24">to the second edition</text:span><text:bookmark-end text:name="__RefHeading___Toc8024_4083520739"/></text:h>
      <text:p text:style-name="P23"><text:bookmark-start text:name="__RefHeading___Toc394_21209807165"/>Bryan Behrenshausen<text:bookmark-end text:name="__RefHeading___Toc394_21209807165"/></text:p>
      <text:p text:style-name="P3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5">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45">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5">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18">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92" text:outline-level="2"><text:bookmark-start text:name="__RefHeading___Toc164_2120980716"/>Introduction <text:span text:style-name="T24">to the second edition</text:span><text:bookmark-end text:name="__RefHeading___Toc164_2120980716"/></text:h>
      <text:p text:style-name="P21"><text:bookmark-start text:name="__RefHeading___Toc394_2120980716"/>Jen Kelchner<text:bookmark-end text:name="__RefHeading___Toc394_2120980716"/></text:p>
      <text:p text:style-name="P3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4">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44"><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4">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94" text:outline-level="2"><text:bookmark-start text:name="__RefHeading___Toc8028_4083520739"/>Introduction <text:span text:style-name="T24">to the first edition</text:span><text:bookmark-end text:name="__RefHeading___Toc8028_4083520739"/></text:h>
      <text:p text:style-name="P22"><text:bookmark-start text:name="__RefHeading___Toc394_21209807161"/>Dr. Philip A. Foster<text:bookmark-end text:name="__RefHeading___Toc394_21209807161"/></text:p>
      <text:p text:style-name="P35"><text:span text:style-name="T24">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60">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60">However, in the late 20<text:span text:style-name="T25">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5">st</text:span> century leader leading the 21<text:span text:style-name="T25">st</text:span> century <text:soft-page-break/>organization began to understand empowerment, collaboration, accountability, and clear communication were the essence of a new kind of power. These new leaders began <text:span text:style-name="T15">sharing</text:span> that power—and they implicitly trusted their followers.</text:p>
      <text:p text:style-name="P60">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5">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60">So leaders are becoming open, too.</text:p>
      <text:h text:style-name="P106" text:outline-level="3">Control</text:h>
      <text:p text:style-name="P60">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5">telling people what to do</text:span> to <text:span text:style-name="T15">showing them what to do</text:span> and <text:span text:style-name="T15">coaching them along the way</text:span>. Open leaders quickly discover that leadership is not about the power we exert to influence progress, but the power and confidence we <text:span text:style-name="T15">distribute</text:span> among the members of the organization. The 21<text:span text:style-name="T25">st</text:span> century leader is focused on community and the edification of others. In the end, the open leader is not focused on self but is selfless.</text:p>
      <text:h text:style-name="P106" text:outline-level="3"><text:soft-page-break/>Communication</text:h>
      <text:p text:style-name="P60">The 20<text:span text:style-name="T25">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106" text:outline-level="3">Trust</text:h>
      <text:p text:style-name="P60">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106" text:outline-level="3">Autonomy</text:h>
      <text:p text:style-name="P60">Where the powerful command-and-control 20<text:span text:style-name="T25">th</text:span> century leader is focused on some <text:span text:style-name="T15">position</text:span> of power, an open leader is more interested in the actual <text:span text:style-name="T15">role</text:span> an individual plays within the organization. When a leader is focused on an <text:span text:style-name="T15">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5">head</text:span> of the team. This does not mean the leader abdicates a position of authority, but rather understates it in an effort to share power and empower individuals through autonomy to create results.</text:p>
      <text:h text:style-name="P106" text:outline-level="3">Empowerment</text:h>
      <text:p text:style-name="P60">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60">We should all strive for the openness the 21<text:span text:style-name="T25">st</text:span> century leader requires. This requires self-examination, curiosity—and, above all, it's ongoing process of change. Through new attitudes and habits, we move toward the discovery of what an open leader really <text:span text:style-name="T15">is </text:span>and <text:span text:style-name="T15">does,</text:span> and hopefully we begin to take on those ideals as we adapt our leadership styles to the 21<text:span text:style-name="T25">st</text:span> century.</text:p>
      <text:p text:style-name="P60"><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61">September 2016</text:p>
      <text:p text:style-name="P16">Dr. Philip A. Foster is the author of <text:span text:style-name="T2">The Open Organization: A New Era of Leadership and Organizational Development</text:span>. He is a business consultant, international speaker, and the host of Maximum Change TV.</text:p>
      <text:h text:style-name="P87" text:outline-level="1"/>
      <text:h text:style-name="P88" text:outline-level="1"><text:bookmark-start text:name="__RefHeading___Toc2114_518888843"/>Part 1<text:line-break/><text:span text:style-name="T23">Planning &amp; Goal Setting</text:span><text:bookmark-end text:name="__RefHeading___Toc2114_518888843"/></text:h>
      <text:p text:style-name="P75"/>
      <text:h text:style-name="P95" text:outline-level="2"><text:bookmark-start text:name="__RefHeading___Toc1464_3732812180"/>Creating teams that aren't afraid to fail<text:bookmark-end text:name="__RefHeading___Toc1464_3732812180"/></text:h>
      <text:p text:style-name="P27"><text:bookmark-start text:name="__RefHeading___Toc8128_40835207391"/>Catherine Louis<text:bookmark-end text:name="__RefHeading___Toc8128_40835207391"/></text:p>
      <text:p text:style-name="P33">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51">This four-step process can help open leaders cultivate a culture of experimentation in teams working toward a business goal (rather than creating the kind of failure-adverse culture that risks becoming less innovative).</text:p>
      <text:h text:style-name="P107" text:outline-level="3">Step one: Define your business goal</text:h>
      <text:p text:style-name="P51">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51">I prefer this definition of a goal, because by analyzing its dimensions you'll end up creating a more clear, more compelling business goal:</text:p>
      <text:list xml:id="list3555541379" text:style-name="L1">
        <text:list-item>
          <text:p text:style-name="P77"><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77">"For a variety of <text:span text:style-name="Strong_20_Emphasis">reasons</text:span>": What's the problem that needs to be addressed? When we state a goal, we include the purpose driving the goal!</text:p>
        </text:list-item>
        <text:list-item>
          <text:p text:style-name="P77">"With respect to various models of <text:span text:style-name="Strong_20_Emphasis">quality</text:span>": What's the quality issue with which we need help, and why is it an issue?</text:p>
        </text:list-item>
        <text:list-item>
          <text:p text:style-name="P77">"From various <text:span text:style-name="Strong_20_Emphasis">points of view</text:span>": From whose viewpoint are we discussing this goal? Customer? Project Manager? Whose opinion matters?</text:p>
        </text:list-item>
        <text:list-item>
          <text:p text:style-name="P77">"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29">good</text:span> one:</text:p>
      <text:list xml:id="list582641211" text:style-name="L2">
        <text:list-item>
          <text:p text:style-name="P134">"What kind of shopping is being abandoned?"—"Any cart that isn't purchased."</text:p>
        </text:list-item>
        <text:list-item>
          <text:p text:style-name="P134">"Why?"—"Because I said so."</text:p>
        </text:list-item>
        <text:list-item>
          <text:p text:style-name="P134"><text:soft-page-break/>"What's the quality issue we need to address?"—"Just get the cart purchased faster."</text:p>
        </text:list-item>
        <text:list-item>
          <text:p text:style-name="P134">"Who's 'we'?"—"Me, your Project Manager."</text:p>
        </text:list-item>
        <text:list-item>
          <text:p text:style-name="P134">"Where and when is this being reported?"—"Everywhere. Anywhere.<text:span text:style-name="T29">"</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107" text:outline-level="3">Step 2: Ask questions about the goal</text:h>
      <text:p text:style-name="P51">Next, encourage team members to ask questions about the goal. You'll need to start digging into the goal so you can understand it better, and the best way to get started is to ask a bunch of questions.</text:p>
      <text:p text:style-name="P51">Some questions that come to mind are:</text:p>
      <text:list xml:id="list2779232843" text:style-name="L3">
        <text:list-item>
          <text:p text:style-name="P135">Have we interviewed any shoppers about their shopping experience?</text:p>
        </text:list-item>
        <text:list-item>
          <text:p text:style-name="P135">How many clicks must users make from when they begin shopping to when a purchase is completed?</text:p>
        </text:list-item>
        <text:list-item>
          <text:p text:style-name="P135"><text:soft-page-break/>Are non-NA markets not seeing these abandoned carts? Why?</text:p>
        </text:list-item>
        <text:list-item>
          <text:p text:style-name="P135">How long in duration is the average online shopping experience?</text:p>
        </text:list-item>
        <text:list-item>
          <text:p text:style-name="P135">Are the products presented in a clustered, attractive way versus being presented as one product per page?</text:p>
        </text:list-item>
        <text:list-item>
          <text:p text:style-name="P135">Are we using any advanced or custom filters which can improve onsite discovery and navigation?</text:p>
        </text:list-item>
        <text:list-item>
          <text:p text:style-name="P135">Do we support a fully-automated visual search for products?</text:p>
        </text:list-item>
        <text:list-item>
          <text:p text:style-name="P135">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525106755" text:style-name="L4">
        <text:list-item>
          <text:p text:style-name="P136"><text:span text:style-name="Emphasis">Interview results of 80/100 customers with abandoned shopping cart experiences:</text:span> Have we <text:soft-page-break/>interviewed any shoppers about their shopping experience?</text:p>
        </text:list-item>
        <text:list-item>
          <text:p text:style-name="P136"><text:span text:style-name="Emphasis">Cycle time # clicks/purchase:</text:span> How many clicks are needed from when someone starts shopping to when a purchase is completed?</text:p>
        </text:list-item>
        <text:list-item>
          <text:p text:style-name="P136"><text:span text:style-name="Emphasis">Cycle time/client:</text:span> How long is an average shopping experience on our platform?</text:p>
        </text:list-item>
        <text:list-item>
          <text:p text:style-name="P136"><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1638362114" text:style-name="L5">
        <text:list-item>
          <text:p text:style-name="P137"><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137"><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2498462295" text:style-name="L6">
        <text:list-item>
          <text:p text:style-name="P138"><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138"><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138"><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138"><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138"><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3416338626" text:style-name="L7">
        <text:list-item>
          <text:p text:style-name="P139"><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139"><text:span text:style-name="Inline_20_Subhead"><text:span text:style-name="T30">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596418907" text:style-name="L8">
        <text:list-item>
          <text:p text:style-name="P140"><text:span text:style-name="Emphasis">Hypothesis:</text:span> We believe that if we cluster our products in an attractive way, rather than looking at one product per page, more purchases will occur.</text:p>
        </text:list-item>
        <text:list-item>
          <text:p text:style-name="P140"><text:span text:style-name="Emphasis">Test:</text:span> To verify or refute this hypothesis, we will run A/B tests grouping summer shoes with summer blouses arranged by summer colors versus displaying blouses and shoes one product at a time.</text:p>
        </text:list-item>
        <text:list-item>
          <text:p text:style-name="P140"><text:span text:style-name="Emphasis">Metric:</text:span> We will measure both click-through rates and sales of both shoes and blouses displayed one product at a time and those same products displayed in summer color groups.</text:p>
        </text:list-item>
        <text:list-item>
          <text:p text:style-name="P140"><text:soft-page-break/><text:span text:style-name="Emphasis">We are right if:</text:span> 10% more shoes are sold per month when grouped with blouses by summer colors</text:p>
        </text:list-item>
        <text:list-item>
          <text:p text:style-name="P140"><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96" text:outline-level="2"><text:bookmark-start text:name="__RefHeading___Toc1454_1500227796"/>Chapter title<text:bookmark-end text:name="__RefHeading___Toc1454_1500227796"/></text:h>
      <text:p text:style-name="Byline"><text:bookmark-start text:name="__RefHeading___Toc8128_4083520739"/>Author McLastName<text:bookmark-end text:name="__RefHeading___Toc8128_4083520739"/></text:p>
      <text:p text:style-name="P2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7">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Heading_20_3" text:outline-level="3">Suspendisse potenti</text:h>
      <text:p text:style-name="P47">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7">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Heading_20_3" text:outline-level="3">Suspendisse potenti</text:h>
      <text:p text:style-name="P47">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0"><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96" text:outline-level="2"><text:bookmark-start text:name="__RefHeading___Toc5635_4083520739"/>Developing a culture of experimentation on your team<text:bookmark-end text:name="__RefHeading___Toc5635_4083520739"/></text:h>
      <text:p text:style-name="P20"><text:bookmark-start text:name="__RefHeading___Toc8130_4083520739"/>Catherine Louis<text:bookmark-end text:name="__RefHeading___Toc8130_4083520739"/></text:p>
      <text:p text:style-name="P30">Most companies support the idea of incorporating innovation into their business strategies, as it can help increase market share and generate additional profits through new products or service offerings.</text:p>
      <text:p text:style-name="P48">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48">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48"><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48">When I visit companies and hear leaders say things like the following, I quietly take them around back for coaching:</text:p>
      <text:list xml:id="list5989190" text:style-name="L9">
        <text:list-item>
          <text:p text:style-name="P80"><text:span text:style-name="T27">"</text:span>Your demo failed." (This is usually accompanied by a scolding face.)</text:p>
        </text:list-item>
        <text:list-item>
          <text:p text:style-name="P80">"You need to run everything by me before conducting a test with the customer." Screeching brakes are heard as innovation comes grinding to a halt.</text:p>
        </text:list-item>
        <text:list-item>
          <text:p text:style-name="P80">"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80">"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3445278919" text:style-name="L10">
        <text:list-item>
          <text:p text:style-name="P81">"What is the customer's problem? Have you observed this?"</text:p>
        </text:list-item>
        <text:list-item>
          <text:p text:style-name="P81">"What is your hypothesis?"</text:p>
        </text:list-item>
        <text:list-item>
          <text:p text:style-name="P81"><text:soft-page-break/>"What are your critical assumptions that must be true for your idea to work?"</text:p>
        </text:list-item>
        <text:list-item>
          <text:p text:style-name="P81">"Do you need help designing an experiment to test if your hypothesis is true or false?"</text:p>
        </text:list-item>
        <text:list-item>
          <text:p text:style-name="P81">"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7">nine</text:span> pointers to help get you start experimenting as a team:</text:p>
      <text:list xml:id="list3617698213" text:style-name="L11">
        <text:list-item>
          <text:p text:style-name="P82">Don't jump into the solution space. First, define your problem. State it as a hypothesis.</text:p>
        </text:list-item>
        <text:list-item>
          <text:p text:style-name="P82">List all of your assumptions.</text:p>
        </text:list-item>
        <text:list-item>
          <text:p text:style-name="P82">On a 2x2 matrix, rank each assumption in terms of uncertainty versus risk. Identify the highest-risk, most uncertain assumptions before moving on to step 4.</text:p>
        </text:list-item>
        <text:list-item>
          <text:p text:style-name="P82">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82"><text:soft-page-break/>Gather the data and record everything: The data you collect and record will guide you further.</text:p>
        </text:list-item>
        <text:list-item>
          <text:p text:style-name="P82">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82">Share the results with the rest of the organization—especially the failed experiments.</text:p>
        </text:list-item>
        <text:list-item>
          <text:p text:style-name="P82">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82">Rinse and repeat!</text:p>
        </text:list-item>
      </text:list>
      <text:p text:style-name="P46">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48">Dollar Shave Club's hypothesis was that men don't need fancy razors with lots of fancy features, nor do they want to spend time shopping for them. Their experiment involved creat<text:soft-page-break/>ing a <text:span text:style-name="T27">one</text:span>-minute video<text:note text:id="ftn10" text:note-class="footnote"><text:note-citation>10</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1" text:note-class="footnote"><text:note-citation>11</text:note-citation><text:note-body><text:p text:style-name="Footnote">https://www.inc.com/magazine/201707/lindsay-blakely/how-i-did-it-michael-dubin-dollar-shave-club.html</text:p></text:note-body></text:note></text:p>
      <text:p text:style-name="P15">Catherine Louis is a Certified Scrum Trainer, independent Agile coach, founder of CLL-Group.com, PoDojo.com, and founding member of Tech Ladies®.</text:p>
      <text:h text:style-name="P88" text:outline-level="1"><text:bookmark-start text:name="__RefHeading___Toc598_3129283096"/>Part 2<text:line-break/>Organizational Design <text:span text:style-name="T23">&amp;<text:line-break/></text:span>Culture Building<text:bookmark-end text:name="__RefHeading___Toc598_3129283096"/></text:h>
      <text:p text:style-name="P75"/>
      <text:h text:style-name="P96" text:outline-level="2"><text:bookmark-start text:name="__RefHeading___Toc5637_4083520739"/>Chapter title<text:bookmark-end text:name="__RefHeading___Toc5637_4083520739"/></text:h>
      <text:p text:style-name="P20"><text:bookmark-start text:name="__RefHeading___Toc8132_4083520739"/>Author McLastName<text:bookmark-end text:name="__RefHeading___Toc8132_4083520739"/></text:p>
      <text:p text:style-name="P3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8">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08" text:outline-level="3">Suspendisse potenti</text:h>
      <text:p text:style-name="P48">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8">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08" text:outline-level="3">Suspendisse potenti</text:h>
      <text:p text:style-name="P48">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98" text:outline-level="2"><text:bookmark-start text:name="__RefHeading___Toc5639_4083520739"/>What it means to be an open leader<text:bookmark-end text:name="__RefHeading___Toc5639_4083520739"/></text:h>
      <text:p text:style-name="P26"><text:bookmark-start text:name="__RefHeading___Toc8134_4083520739"/>Jim Whitehurst<text:bookmark-end text:name="__RefHeading___Toc8134_4083520739"/></text:p>
      <text:p text:style-name="P37">Being an open leader means creating the context others need to do their best work.</text:p>
      <text:p text:style-name="P66">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109" text:outline-level="3">Context shapes culture</text:h>
      <text:p text:style-name="P66">Culture is something management gurus are increasingly taking more seriously. "Culture eats strategy for breakfast<text:note text:id="ftn12" text:note-class="footnote"><text:note-citation>12</text:note-citation><text:note-body><text:p text:style-name="P8">http://techcrunch.com/2014/04/12/culture-eats-strategy-for-breakfast/</text:p></text:note-body></text:note>," I've heard people say. But I'm not sure that all of those folks truly understand <text:span text:style-name="T14">why</text:span> this is the case.</text:p>
      <text:p text:style-name="P66">Despite depictions in popular media, a great company culture isn't simply the result of workplace perks and ping pong tables. Culture is the result of sufficient <text:span text:style-name="T14">context</text:span>—a shared set of values, a shared purpose, and shared meanings.</text:p>
      <text:p text:style-name="P66">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66">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66">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66">Shaping that culture begins with an emphasis on sharing.</text:p>
      <text:h text:style-name="P109" text:outline-level="3">Learn to share</text:h>
      <text:p text:style-name="P66">In conventional organizations, "knowledge is power." But in open organizations, that well-worn adage can be a destructive and downright disastrous guiding principle.</text:p>
      <text:p text:style-name="P66">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4">everyone</text:span> faces. <text:span text:style-name="T14">Shared</text:span> knowledge is power.</text:p>
      <text:p text:style-name="P66">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4">The Open Organization</text:span>, for instance, I describe how sharing my priority of making Red Hat more customer-focused—and thereby inviting others to help me achieve it—generated unique, creative, and valuable insights from people across the organization.</text:p>
      <text:p text:style-name="P66">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17">actually</text:span> <text:span text:style-name="T17">developing</text:span> those solutions, so associates have genuine influence over both the course their work will take and the purpose it will serve.</text:p>
      <text:p text:style-name="P66">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66">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109" text:outline-level="3">Develop your EQ</text:h>
      <text:p text:style-name="P66">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66">In <text:span text:style-name="T14">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66">Spotting those opportune moments—really sensing them—requires leaders to be in tune with their organizations' emotional atmospheres.</text:p>
      <text:p text:style-name="P66">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66">The trick for leaders is providing enough clarity of purpose—enough context—that people are able to help an organization accomplish its goals, but not so much that they're impeded from exercising their creativity and initiative in the process.</text:p>
      <text:p text:style-name="P66">Information overload doesn't create context. Distraction doesn't create context. Strong emotional intelligence helps leaders avoid both.</text:p>
      <text:h text:style-name="P109" text:outline-level="3"><text:soft-page-break/>Be a catalyst, not a commander</text:h>
      <text:p text:style-name="P66">Deciding to share (and determining how to share) drives open leaders to an important conclusion: a group is always going to produce a better solution than an individual.</text:p>
      <text:p text:style-name="P66">Leaders of conventional organizations are commanders. They dictate and prescribe both means and ends, then monitor people to make sure they use the former to achieve the latter.</text:p>
      <text:p text:style-name="P66">Leaders of open organizations are catalysts.</text:p>
      <text:p text:style-name="P66">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66">I won't deny it: Being a leader means constantly being tempted to step in, to force decisions, to <text:span text:style-name="T14">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66">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66">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66">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109" text:outline-level="3">A checklist</text:h>
      <text:p text:style-name="P66">So here's a checklist for those hoping to make a career leading an open organization. Being an open leader requires:</text:p>
      <text:list xml:id="list3805622382" text:style-name="L12">
        <text:list-item>
          <text:p text:style-name="P141"><text:span text:style-name="Inline_20_Subhead">Willingness</text:span> to extend trust and share information </text:p>
        </text:list-item>
        <text:list-item>
          <text:p text:style-name="P141"><text:span text:style-name="Inline_20_Subhead">Appreciation</text:span> for transparency and collaboration whenever possible </text:p>
        </text:list-item>
        <text:list-item>
          <text:p text:style-name="P141"><text:span text:style-name="Inline_20_Subhead">Sensitivity</text:span> to the moods, emotions, and passions of the people that make up an organization </text:p>
        </text:list-item>
        <text:list-item>
          <text:p text:style-name="P141"><text:span text:style-name="Inline_20_Subhead">Knowledge</text:span> of not only what to share, but how to share it </text:p>
        </text:list-item>
        <text:list-item>
          <text:p text:style-name="P141"><text:span text:style-name="Inline_20_Subhead">Belief</text:span> that groups will consistently outperform individuals working in isolation </text:p>
        </text:list-item>
        <text:list-item>
          <text:p text:style-name="P141"><text:span text:style-name="Inline_20_Subhead">Trust</text:span> in those groups to drive necessary change</text:p>
        </text:list-item>
      </text:list>
      <text:p text:style-name="P66">Master all this, and you're well on your way to creating the most important thing a leader can provide: the context for people to do their best work.</text:p>
      <text:p text:style-name="P14"><text:span text:style-name="T28">Jim Whitehurst is President and CEO of Red Hat, the world's leading provider of open source enterprise IT products and services, and author of </text:span><text:span text:style-name="T13">The Open Organization</text:span><text:span text:style-name="T28">.</text:span></text:p>
      <text:h text:style-name="P103" text:outline-level="2"><text:bookmark-start text:name="__RefHeading___Toc5641_4083520739"/>An open leader's guide to better meetings<text:bookmark-end text:name="__RefHeading___Toc5641_4083520739"/></text:h>
      <text:p text:style-name="P124"><text:bookmark-start text:name="__RefHeading___Toc8136_4083520739"/>Angela Robertson<text:bookmark-end text:name="__RefHeading___Toc8136_4083520739"/></text:p>
      <text:p text:style-name="P30">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48">Often branded as unnecessary, poorly led meetings can be a tax on time and distract from core priorities. For that (and many other) reasons, meetings are controversial.</text:p>
      <text:p text:style-name="P48">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48">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48">Hosting and leading meetings is a skill. I forget that regularly, usually expecting everyone to be effective at hosting meetings. So let's start with the basics for effective meetings.</text:p>
      <text:p text:style-name="P48"><text:soft-page-break/><text:span text:style-name="Emphasis">Meetings need a clear goal</text:span>. You can identify a meeting's goal by answering a simple question: "Why are we meeting?"</text:p>
      <text:p text:style-name="P48">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48">Along these same lines, keep a record (minutes) for meetings, so you have a log of what everyone at the meeting discussed, decisions you still need to make, etc.</text:p>
      <text:p text:style-name="P48">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953467549" text:style-name="L18">
        <text:list-item>
          <text:p text:style-name="P143">Daily standup (administrative)</text:p>
        </text:list-item>
        <text:list-item>
          <text:p text:style-name="P143">Team meeting (tactical)</text:p>
        </text:list-item>
        <text:list-item>
          <text:p text:style-name="P143">Decision-making (strategic)</text:p>
        </text:list-item>
        <text:list-item>
          <text:p text:style-name="P143">Learning (developmental)</text:p>
        </text:list-item>
        <text:list-item>
          <text:p text:style-name="P143">Brainstorming (strategic)</text:p>
        </text:list-item>
        <text:list-item>
          <text:p text:style-name="P143">One-on-ones (tactical)</text:p>
        </text:list-item>
        <text:list-item>
          <text:p text:style-name="P143">Delegations (tactical)</text:p>
        </text:list-item>
        <text:list-item>
          <text:p text:style-name="P143">Performance reviews (personnel)</text:p>
        </text:list-item>
        <text:list-item>
          <text:p text:style-name="P143">Skip level (strategic)</text:p>
        </text:list-item>
        <text:list-item>
          <text:p text:style-name="P143">Off site (developmental)</text:p>
        </text:list-item>
        <text:list-item>
          <text:p text:style-name="P143">All hands (administrative)</text:p>
        </text:list-item>
      </text:list>
      <text:p text:style-name="P48"/>
      <text:p text:style-name="P46"><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46">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46">At the end of the meeting, then, recap the action items people have taken and the time frame (or date for a date) for following up on them. Share expectations both verbally and in writing.</text:p>
      <text:p text:style-name="P46">As a leader, you can infuse open principles into every type of meeting you'd like to hold. Let's examine how.</text:p>
      <text:h text:style-name="Heading_20_3" text:outline-level="3">Daily standups</text:h>
      <text:p text:style-name="P48">Daily standups are familiar to anyone practicing the Agile development model. They're brief meetings where everyone collaborating on a project reports three facts:</text:p>
      <text:list xml:id="list262431096" text:style-name="L19">
        <text:list-item>
          <text:p text:style-name="P71">Work completed since last stand-up </text:p>
        </text:list-item>
        <text:list-item>
          <text:p text:style-name="P71">Work in the queue</text:p>
        </text:list-item>
        <text:list-item>
          <text:p text:style-name="P71">Risks/blockers</text:p>
        </text:list-item>
      </text:list>
      <text:p text:style-name="P46">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46">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46">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46">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46">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46">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46">The most important thing you need to do in a decision-making meeting is to ask for a decision. I state that fact first because it's easy to hold a meeting like this and <text:span text:style-name="Emphasis">not</text:span> ask for a decision.</text:p>
      <text:p text:style-name="P46">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46">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46"><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118" text:outline-level="3">Learning</text:h>
      <text:p text:style-name="P85">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85">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85">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85">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85">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85">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85">Whenever possible, record and share all information with the larger organization. Transparency develops trust and allows open organizations to grow.</text:p>
      <text:h text:style-name="P117" text:outline-level="3">Brainstorming</text:h>
      <text:p text:style-name="P85">Sometimes you have a problem to work through and you need time to catalog options for solutions. Set aside time for a working meeting to review ideas with co-workers. <text:s/></text:p>
      <text:p text:style-name="P85">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1008187130" text:style-name="L20">
        <text:list-item>
          <text:p text:style-name="P144">Who is leading and facilitating the discussion?</text:p>
        </text:list-item>
        <text:list-item>
          <text:p text:style-name="P144">Who is taking notes?</text:p>
        </text:list-item>
        <text:list-item>
          <text:p text:style-name="P144">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3879916310" text:style-name="L22">
        <text:list-item>
          <text:p text:style-name="P145">What are they working on beyond the work assigned?</text:p>
        </text:list-item>
        <text:list-item>
          <text:p text:style-name="P145">What problems are they solving?</text:p>
        </text:list-item>
        <text:list-item>
          <text:p text:style-name="P145">How are they deciding what work not to do?</text:p>
        </text:list-item>
        <text:list-item>
          <text:p text:style-name="P145">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3528557038" text:style-name="L23">
        <text:list-item>
          <text:p text:style-name="P146"><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146"><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text:s/>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119" text:outline-level="3">Delegations</text:h>
      <text:p text:style-name="P85">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0" text:note-class="footnote"><text:note-citation>13</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85">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85">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3595543121" text:style-name="L24">
        <text:list-item>
          <text:p text:style-name="P72">You might use these steps to structure this prioritization exercise:</text:p>
        </text:list-item>
        <text:list-item>
          <text:p text:style-name="P72">State the work being delegating and seek confirmation that the delegation has been accepted.</text:p>
        </text:list-item>
        <text:list-item>
          <text:p text:style-name="P72">Inventory the work that the employee is tasked to complete.</text:p>
        </text:list-item>
        <text:list-item>
          <text:p text:style-name="P72">Ask the employee to give each work item a priority and deadline.</text:p>
        </text:list-item>
        <text:list-item>
          <text:p text:style-name="P72"><text:soft-page-break/>Using your knowledge of the business strategy and customer commitments, collaborate to establish priorities.</text:p>
        </text:list-item>
        <text:list-item>
          <text:p text:style-name="P72">Put the priorities in writing, identify quality standards, and set deadlines.</text:p>
        </text:list-item>
        <text:list-item>
          <text:p text:style-name="P72">Set expectations regarding status updates, and confirm you both understand how the employee's current workload adapts with the new work and deadlines.</text:p>
        </text:list-item>
      </text:list>
      <text:p text:style-name="P85">Always understand that your goal in these meetings is empowering another person to do the work. With any act of delegation, you're letting go. In that act of letting go, you have space to pick up whatever work requires your attention.</text:p>
      <text:h text:style-name="P117" text:outline-level="3">Performance reviews</text:h>
      <text:p text:style-name="P85">Most organizations have a regular cadence for performance reviews. Ideally, managers leading openly are communicating performance feedback as micro-feedback and these meetings contain no surprises.</text:p>
      <text:p text:style-name="P85">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85">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85">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119" text:outline-level="3">Skip level</text:h>
      <text:p text:style-name="P85">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85">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85">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85">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117" text:outline-level="3">Off-site</text:h>
      <text:p text:style-name="P85">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85">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85">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85">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85">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119" text:outline-level="3">All hands</text:h>
      <text:p text:style-name="P85">All-hands meetings are an opportunity for the organization's leader to gather other leaders in conversation. It's also a perfect opportunity to practice transparency.</text:p>
      <text:p text:style-name="P85">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85">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85">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85">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85">As you're used to reading by now: Record and share.</text:p>
      <text:h text:style-name="P119" text:outline-level="3">Conclusion</text:h>
      <text:p text:style-name="P86">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5"><text:span text:style-name="T3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span></text:p>
      <text:h text:style-name="P104" text:outline-level="2"><text:bookmark-start text:name="__RefHeading___Toc1539_3832303416"/>Chapter title<text:bookmark-end text:name="__RefHeading___Toc1539_3832303416"/></text:h>
      <text:p text:style-name="P125"><text:bookmark-start text:name="__RefHeading___Toc8132_40835207391"/>Author McLastName<text:bookmark-end text:name="__RefHeading___Toc8132_40835207391"/></text:p>
      <text:p text:style-name="P12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9">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20" text:outline-level="3">Suspendisse potenti</text:h>
      <text:p text:style-name="P79">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79">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20" text:outline-level="3">Suspendisse potenti</text:h>
      <text:p text:style-name="P79">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33"><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04" text:outline-level="2"><text:bookmark-start text:name="__RefHeading___Toc1541_3832303416"/>Chapter title<text:bookmark-end text:name="__RefHeading___Toc1541_3832303416"/></text:h>
      <text:p text:style-name="P125"><text:bookmark-start text:name="__RefHeading___Toc8132_40835207392"/>Author McLastName<text:bookmark-end text:name="__RefHeading___Toc8132_40835207392"/></text:p>
      <text:p text:style-name="P12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9">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20" text:outline-level="3">Suspendisse potenti</text:h>
      <text:p text:style-name="P79">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79">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20" text:outline-level="3">Suspendisse potenti</text:h>
      <text:p text:style-name="P79">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33"><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88" text:outline-level="1"><text:bookmark-start text:name="__RefHeading___Toc602_3129283096"/>Part 3<text:line-break/>Motivation <text:span text:style-name="T23">&amp;</text:span> Engagement<text:bookmark-end text:name="__RefHeading___Toc602_3129283096"/></text:h>
      <text:p text:style-name="P75"/>
      <text:h text:style-name="P96" text:outline-level="2"><text:bookmark-start text:name="__RefHeading___Toc5643_4083520739"/>Chapter title<text:bookmark-end text:name="__RefHeading___Toc5643_4083520739"/></text:h>
      <text:p text:style-name="P20"><text:bookmark-start text:name="__RefHeading___Toc8138_4083520739"/>Author McLastName<text:bookmark-end text:name="__RefHeading___Toc8138_4083520739"/></text:p>
      <text:p text:style-name="P3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8">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08" text:outline-level="3">Suspendisse potenti</text:h>
      <text:p text:style-name="P48">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8">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08" text:outline-level="3">Suspendisse potenti</text:h>
      <text:p text:style-name="P48">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99" text:outline-level="2"><text:bookmark-start text:name="__RefHeading___Toc1147_11704403"/>When empowering employee decision-making, intent is everything<text:bookmark-end text:name="__RefHeading___Toc1147_11704403"/></text:h>
      <text:p text:style-name="P25"><text:bookmark-start text:name="__RefHeading___Toc8138_40835207393"/>Ron McFarland<text:bookmark-end text:name="__RefHeading___Toc8138_40835207393"/></text:p>
      <text:p text:style-name="P32">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64">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64">As Jim Whitehurst says in <text:span text:style-name="T15">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64">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50">It's also shown me one source of this problem—as well as a few paths to fixing it.</text:p>
      <text:h text:style-name="P110" text:outline-level="3">In need of meritocracy</text:h>
      <text:p text:style-name="P65">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65">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110" text:outline-level="3"><text:soft-page-break/>Peer projects can begin at parties</text:h>
      <text:p text:style-name="P65">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65">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65">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65">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65">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65">Whether you're putting together peers at a formal business meeting, at an official boss's welcome party, or in a bar, I can't stress enough the importance of balancing the four criteria Whitehurst explains in <text:span text:style-name="T15">The Open Organization</text:span>:</text:p>
      <text:list xml:id="list946517204" text:style-name="L13">
        <text:list-item>
          <text:p text:style-name="P83">Encouraging members to speak freely and honestly</text:p>
        </text:list-item>
        <text:list-item>
          <text:p text:style-name="P83">Encouraging members be courageous enough to be different</text:p>
        </text:list-item>
        <text:list-item>
          <text:p text:style-name="P83">Selecting members committed to achievement</text:p>
        </text:list-item>
        <text:list-item>
          <text:p text:style-name="P83">Selecting members with the willingness to be accountable for whatever is decided</text:p>
        </text:list-item>
      </text:list>
      <text:p text:style-name="P65">This is how to catalyze front-line engagement—by staying involved in decision-making, not by skirting it.</text:p>
      <text:p text:style-name="P13"><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96" text:outline-level="2"><text:bookmark-start text:name="__RefHeading___Toc5645_4083520739"/>The Tao of project management<text:bookmark-end text:name="__RefHeading___Toc5645_4083520739"/></text:h>
      <text:p text:style-name="P20"><text:bookmark-start text:name="__RefHeading___Toc8140_4083520739"/>Allison Matlack<text:bookmark-end text:name="__RefHeading___Toc8140_4083520739"/></text:p>
      <text:p text:style-name="First_20_Paragraph">The Tao Te Ching<text:note text:id="ftn13" text:note-class="footnote"><text:note-citation>14</text:note-citation><text:note-body><text:p text:style-name="P6">http://acc6.its.brooklyn.cuny.edu/%7Ephalsall/texts/taote-v3.html</text:p></text:note-body></text:note>, believed to have been written<text:note text:id="ftn14" text:note-class="footnote"><text:note-citation>15</text:note-citation><text:note-body><text:p text:style-name="P6">https://en.wikipedia.org/wiki/Tao_Te_Ching</text:p></text:note-body></text:note> by the sage Lao Tzu<text:note text:id="ftn15" text:note-class="footnote"><text:note-citation>16</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62">This text is what immediately comes to my mind when thinking about project management in open organizations.</text:p>
      <text:p text:style-name="P49">That might sound strange. But to understand where I'm coming from, you should start by reading <text:span text:style-name="T14">The Open Organization: Igniting Passion and Performanc</text:span><text:span text:style-name="T16">e</text:span><text:span text:style-name="T12">,</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63"><text:soft-page-break/>This concept—that employees in open organizations are motivated by passion, purpose, and engagement—plays directly into where I think project managers should focus.</text:p>
      <text:p text:style-name="P49">And to explain, I'll return to the <text:span text:style-name="T14">Tao Te Ching</text:span>.</text:p>
      <text:h text:style-name="Heading_20_3" text:outline-level="3">Don't let your job title define you</text:h>
      <text:p text:style-name="P68">The tao that can be told<text:line-break/>is not the eternal Tao<text:line-break/>The name that can be named<text:line-break/>is not the eternal Name.</text:p>
      <text:p text:style-name="P68">The unnameable is the eternally real.<text:line-break/>Naming is the origin<text:line-break/>of all particular things.<text:note text:id="ftn16" text:note-class="footnote"><text:note-citation>17</text:note-citation><text:note-body><text:p text:style-name="P6">http://acc6.its.brooklyn.cuny.edu/%7Ephalsall/texts/taote-v3.html#1</text:p></text:note-body></text:note></text:p>
      <text:p text:style-name="P63">What exactly is <text:span text:style-name="Emphasis">project management</text:span>? And what does a project manager <text:span text:style-name="T14">do</text:span>?</text:p>
      <text:p text:style-name="P63">As you might expect, part of being a project manager is <text:span text:style-name="T14">managing projects</text:span>: gathering requirements, managing stakeholder communication, setting priority, scheduling tasks, helping the team resolve blockers. Many institutions<text:note text:id="ftn17" text:note-class="footnote"><text:note-citation>18</text:note-citation><text:note-body><text:p text:style-name="P6">http://www.pmi.org/certification/project-management-professional-pmp.aspx</text:p></text:note-body></text:note> can teach you how to manage projects very well, and these are good skills to have.</text:p>
      <text:p text:style-name="P49">However, <text:span text:style-name="T14">literally</text:span> managing projects is only part of what project managers in open organizations do. These organizations require something more: <text:span text:style-name="T14">Courage</text:span>. If you're good at managing projects (or if you're good at any job, really), then you can start to feel safe in your routine. That's when you know you need to find the courage to take a risk.</text:p>
      <text:p text:style-name="P63"><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49">The opening passage of the <text:span text:style-name="T14">Tao Te Ching</text:span> (which I cited above) suggests that words, labels, and names are limiting. That includes job titles. In open organizations, project managers don't just perform the rote tasks required to manage projects. They help teams <text:span text:style-name="T14">accomplish the organization's mission</text:span>, however defined.</text:p>
      <text:h text:style-name="P108" text:outline-level="3">Connect the right people</text:h>
      <text:p text:style-name="P68">We join spokes together in a wheel,<text:line-break/>but it is the center hole<text:line-break/>that makes the wagon move.<text:note text:id="ftn18" text:note-class="footnote"><text:note-citation>19</text:note-citation><text:note-body><text:p text:style-name="P6">http://acc6.its.brooklyn.cuny.edu/%7Ephalsall/texts/taote-v3.html#11</text:p></text:note-body></text:note></text:p>
      <text:p text:style-name="P63">One of the most difficult lessons I had to learn as I transitioned into project management was that not having all the answers was perfectly acceptable, even expected. That was new for me. I <text:span text:style-name="T14">like</text:span> having all the answers. But as a project manager, my role is more about <text:span text:style-name="T14">connecting</text:span> people—so the ones who <text:span text:style-name="T14">do</text:span> have the answers can collaborate efficiently.</text:p>
      <text:p text:style-name="P63">This does not mean dodging responsibility or ownership. This means being comfortable saying, "I don't know, but I will find out for you," and closing that loop as quickly as possible.</text:p>
      <text:p text:style-name="P49">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68">When the Master governs, the people<text:line-break/>are hardly aware that he exists.<text:line-break/>Next best is a leader who is loved.<text:line-break/>Next, one who is feared.<text:line-break/>The worst is one who is despised.</text:p>
      <text:p text:style-name="P68">If you don't trust the people,<text:line-break/>you make them untrustworthy.</text:p>
      <text:p text:style-name="P68">The Master doesn't talk, he acts.<text:line-break/>When his work is done,<text:line-break/>the people say, "Amazing:<text:line-break/>we did it, all by ourselves!"<text:note text:id="ftn19" text:note-class="footnote"><text:note-citation>20</text:note-citation><text:note-body><text:p text:style-name="P6">http://acc6.its.brooklyn.cuny.edu/%7Ephalsall/texts/taote-v3.html#17</text:p></text:note-body></text:note></text:p>
      <text:p text:style-name="P63">Rebecca Fernandez<text:note text:id="ftn20" text:note-class="footnote"><text:note-citation>21</text:note-citation><text:note-body><text:p text:style-name="P6">https://opensource.com/users/rebecca</text:p></text:note-body></text:note> once told me that what differentiates leaders in open organizations is not the trust people have <text:span text:style-name="T14">in them</text:span>, but the trust <text:span text:style-name="T14">they have</text:span> in other people.</text:p>
      <text:p text:style-name="P63">Open organizations do a great job hiring smart people who are passionate about what their companies are doing. In order for them to do their best work, we have to give them what they need and then get out of their way.</text:p>
      <text:p text:style-name="P49">Here, I think the above passage from the <text:span text:style-name="T14">Tao Te Ching</text:span> speaks for itself.</text:p>
      <text:h text:style-name="P111" text:outline-level="3"><text:soft-page-break/>Be effortless</text:h>
      <text:p text:style-name="P68">The Master does nothing<text:line-break/>yet he leaves nothing undone.<text:line-break/>The ordinary man is always doing things,<text:line-break/>yet many more are left to be done.<text:note text:id="ftn21" text:note-class="footnote"><text:note-citation>22</text:note-citation><text:note-body><text:p text:style-name="P6">http://acc6.its.brooklyn.cuny.edu/%7Ephalsall/texts/taote-v3.html#38</text:p></text:note-body></text:note></text:p>
      <text:p text:style-name="P63">Do you know the type of person who is always extremely busy? The one who seems frazzled and stressed with too many things to do?</text:p>
      <text:p text:style-name="P63">Don't be that person.</text:p>
      <text:p text:style-name="P63">I know that's easier said than done. The thing that most helps me keep from being that person is remembering that we are all extremely busy. I don't have a single co-worker who is bored.</text:p>
      <text:p text:style-name="P63">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63">Be <text:span text:style-name="T14">that</text:span> person.</text:p>
      <text:p text:style-name="P49">What this passage of the <text:span text:style-name="T14">Tao Te Ching</text:span> says to me is that the person who's always talking about what she or he is doing has <text:span text:style-name="T14">no time to actually do those things</text:span>. If you can make your job seem effortless to those around you, then you're doing your job right.</text:p>
      <text:h text:style-name="Heading_20_3" text:outline-level="3"><text:soft-page-break/>Be a culture coach</text:h>
      <text:p text:style-name="P68">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22" text:note-class="footnote"><text:note-citation>23</text:note-citation><text:note-body><text:p text:style-name="P6">http://acc6.its.brooklyn.cuny.edu/%7Ephalsall/texts/taote-v3.html#41</text:p></text:note-body></text:note></text:p>
      <text:p text:style-name="P63">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23" text:note-class="footnote"><text:note-citation>24</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63">So I did.</text:p>
      <text:p text:style-name="P63">And here's what I found: Things are <text:span text:style-name="T14">exactly</text:span> as they seem.</text:p>
      <text:p text:style-name="P63">In open organizations, culture <text:span text:style-name="T14">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63"><text:soft-page-break/>As a project manager, you might think that your job has nothing to do with cultivating your company's culture on your team. However, it's your job to embody it.</text:p>
      <text:h text:style-name="Heading_20_3" text:outline-level="3">Kaizen</text:h>
      <text:p text:style-name="P68">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24" text:note-class="footnote"><text:note-citation>25</text:note-citation><text:note-body><text:p text:style-name="P6">http://acc6.its.brooklyn.cuny.edu/%7Ephalsall/texts/taote-v3.html#48</text:p></text:note-body></text:note></text:p>
      <text:p text:style-name="P63">The general field of project management is too focused on the latest and greatest tools. But the answer to the question of which tool you should use is always the same: "the simplest."</text:p>
      <text:p text:style-name="P63">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4">problem(s)</text:span> you're using those tools to solve.</text:p>
      <text:p text:style-name="P63">My favorite part of being a project manager in an Agile world is having the freedom to throw out what doesn't work. This is related to the concept of kaizen<text:note text:id="ftn25" text:note-class="footnote"><text:note-citation>26</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63">The best processes arise organically. As a project manager, you can help your team by supporting them and not trying to force them into anything.</text:p>
      <text:h text:style-name="P111" text:outline-level="3">Practice</text:h>
      <text:p text:style-name="P68">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26" text:note-class="footnote"><text:note-citation>27</text:note-citation><text:note-body><text:p text:style-name="P7">http://acc6.its.brooklyn.cuny.edu/%7Ephalsall/texts/taote-v3.html#67</text:p></text:note-body></text:note></text:p>
      <text:p text:style-name="P63">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63">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1">Allison Matlack is a project manager leading case management teams at Red Hat. Previously, she was the content editor/manager for the Red Hat Customer Portal for more than three years.</text:p>
      <text:h text:style-name="P100" text:outline-level="2"><text:bookmark-start text:name="__RefHeading___Toc1149_11704403"/>Leading through the power of "thank you"<text:bookmark-end text:name="__RefHeading___Toc1149_11704403"/></text:h>
      <text:p text:style-name="P28"><text:bookmark-start text:name="__RefHeading___Toc8138_40835207391"/>Curtis A. Carver<text:bookmark-end text:name="__RefHeading___Toc8138_40835207391"/></text:p>
      <text:p text:style-name="P31">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152975793" text:style-name="L14">
        <text:list-item>
          <text:p text:style-name="P142">Praise and Progress builds a culture of innovation. Every month, we're talking together about our successes and new projects, and that fosters both a sense of forward movement and a spirit of accomplishment.</text:p>
        </text:list-item>
        <text:list-item>
          <text:p text:style-name="P142">The meetings build a culture of gratitude and teamwork within the company. As everyone becomes more comfortable with the Praise and Progress ritual, they open up more—and that culture of gratitude gets even more deeply entrenched.</text:p>
        </text:list-item>
        <text:list-item>
          <text:p text:style-name="P142"><text:soft-page-break/>As a leader in the organization, Praise and Progress meetings are extraordinarily educational for me because I not only hear teammates' perceptions of the projects they're working on, but I also often learn things I never even knew my organization was doing!</text:p>
        </text:list-item>
        <text:list-item>
          <text:p text:style-name="P142">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111" text:outline-level="3">Not about you</text:h>
      <text:p text:style-name="P49">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49"><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49">Constructing a culture of gratitude is a great first step in doing that. It's amazing what a simple "thank-you" can help you do.</text:p>
      <text:p text:style-name="P12">Curtis A. Carver Jr., Ph.D. is the Vice President and Chief Information Officer for the University of Alabama at Birmingham. Previously, he was the vice chancellor and chief information officer for the Board of Regents of University System of Georgia.</text:p>
      <text:h text:style-name="P97" text:outline-level="2"><text:bookmark-start text:name="__RefHeading___Toc1151_11704403"/>Chapter title<text:bookmark-end text:name="__RefHeading___Toc1151_11704403"/></text:h>
      <text:p text:style-name="P24"><text:bookmark-start text:name="__RefHeading___Toc8138_40835207392"/>Author McLastName<text:bookmark-end text:name="__RefHeading___Toc8138_40835207392"/></text:p>
      <text:p text:style-name="P3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9">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11" text:outline-level="3">Suspendisse potenti</text:h>
      <text:p text:style-name="P49">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9">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11" text:outline-level="3">Suspendisse potenti</text:h>
      <text:p text:style-name="P49">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2"><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87" text:outline-level="1"/>
      <text:h text:style-name="P89" text:outline-level="1"><text:bookmark-start text:name="__RefHeading___Toc5647_4083520739"/>Appendix A<text:line-break/>The Open Organization Definition<text:bookmark-end text:name="__RefHeading___Toc5647_4083520739"/></text:h>
      <text:h text:style-name="P121" text:outline-level="3">Nam auctor neque</text:h>
      <text:p text:style-name="P46">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h text:style-name="P87" text:outline-level="1"><text:bookmark-start text:name="__RefHeading___Toc842_1232125672"/>Learn More<text:bookmark-end text:name="__RefHeading___Toc842_1232125672"/></text:h>
      <text:p text:style-name="P74"/>
      <text:h text:style-name="P101" text:outline-level="2"><text:bookmark-start text:name="__RefHeading___Toc2382_190016556"/>Additional <text:span text:style-name="T19">resources</text:span><text:bookmark-end text:name="__RefHeading___Toc2382_190016556"/></text:h>
      <text:h text:style-name="P112" text:outline-level="3">The book series</text:h>
      <text:p text:style-name="P54">Continue reading about the future of work, management, and leadership in the <text:span text:style-name="T15">Open Organization</text:span><text:span text:style-name="T2"> book series. Get started at opensource.com/open-organization/resources/book-series.</text:span></text:p>
      <text:h text:style-name="P112" text:outline-level="3">The newsletter</text:h>
      <text:p text:style-name="P55"><text:span text:style-name="T3">Get open organization stories sent directly to your inbox. Visit </text:span><text:span text:style-name="T5">opensource.com/open-organization/resources/newsletter</text:span><text:span text:style-name="T3"> to sign up.</text:span></text:p>
      <text:h text:style-name="P112" text:outline-level="3"><text:span text:style-name="T8">T</text:span><text:span text:style-name="T2">he discussion list</text:span></text:h>
      <text:p text:style-name="P56"><text:span text:style-name="T6">Our community of writers, practitioners, and ambassadors regularly exchange resources and discuss </text:span><text:span text:style-name="T10">the themes of this book</text:span><text:span text:style-name="T6">. Chime in </text:span><text:span text:style-name="T5">at www.redhat.com/mailman/listinfo/openorg-list.</text:span></text:p>
      <text:h text:style-name="P113" text:outline-level="3"/>
      <text:h text:style-name="P102" text:outline-level="2"><text:bookmark-start text:name="__RefHeading___Toc2384_190016556"/>Get involved<text:bookmark-end text:name="__RefHeading___Toc2384_190016556"/></text:h>
      <text:h text:style-name="P114" text:outline-level="3">Share this book</text:h>
      <text:p text:style-name="P57">We've licensed this book with a Creative Commons license, so you're free to share a copy with anyone who might benefit from learning more about the ways open source values are changing organizations today. See the copyright statement for more detail.</text:p>
      <text:h text:style-name="P115" text:outline-level="3">Tell your story</text:h>
      <text:p text:style-name="P58">Every week, Opensource.com publishes stories about the ways open principles are changing the way we work, manage, and lead. <text:span text:style-name="T18">You can read them at opensource.com/open-organization. Do you have a story to tell? </text:span>Please consider submitting it to us at opensource.com/story.</text:p>
      <text:h text:style-name="P116" text:outline-level="3">Join the community</text:h>
      <text:p text:style-name="P59"><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9">your </text:span><text:span text:style-name="T4">experience—and join us </text:span><text:span text:style-name="T7">at github.com/open-organization-ambassadors.</text:span></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98</text:page-number></text:p>
      </style:footer>
    </style:master-page>
    <style:master-page style:name="Start_20_Page" style:display-name="Start Page" style:page-layout-name="Mpm2" style:next-style-name="Standard">
      <style:footer>
        <text:p text:style-name="Footer"><text:page-number text:select-page="current">101</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105</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6.1$Linux_X86_64 LibreOffice_project/00$Build-1</meta:generator>
    <meta:editing-duration>P27DT5H47M55S</meta:editing-duration>
    <meta:editing-cycles>799</meta:editing-cycles>
    <dc:title>Open Organization Book</dc:title>
    <dc:date>2018-08-16T13:44:13.600736021</dc:date>
    <meta:document-statistic meta:table-count="0" meta:image-count="0" meta:object-count="0" meta:page-count="106" meta:paragraph-count="578" meta:word-count="18058" meta:character-count="114386" meta:non-whitespace-character-count="97016"/>
    <meta:template xlink:type="simple" xlink:actuate="onRequest" xlink:title="Open Organization Book" xlink:href="../../../../../.config/libreoffice/4/user/template/Open%20Organization%20Book.ott" meta:date="2017-03-02T13:55:41.957328267"/>
  </office:meta>
</office:document-meta>
</file>